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9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622cm"/>
    </style:style>
    <style:style style:name="co6" style:family="table-column">
      <style:table-column-properties fo:break-before="auto" style:column-width="3.588cm"/>
    </style:style>
    <style:style style:name="co7" style:family="table-column">
      <style:table-column-properties fo:break-before="auto" style:column-width="1.812cm"/>
    </style:style>
    <style:style style:name="co8" style:family="table-column">
      <style:table-column-properties fo:break-before="auto" style:column-width="7.763cm"/>
    </style:style>
    <style:style style:name="co9" style:family="table-column">
      <style:table-column-properties fo:break-before="auto" style:column-width="4.482cm"/>
    </style:style>
    <style:style style:name="co10" style:family="table-column">
      <style:table-column-properties fo:break-before="auto" style:column-width="3.909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4.4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PLUC Metric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Use Case</text:p>
          </table:table-cell>
          <table:table-cell office:value-type="string">
            <text:p>Number of scenarios</text:p>
          </table:table-cell>
          <table:table-cell table:style-name="ce1" office:value-type="string">
            <text:p>Lines of Specification</text:p>
          </table:table-cell>
          <table:table-cell table:style-name="ce1" office:value-type="string">
            <text:p>Concerns</text:p>
          </table:table-cell>
        </table:table-row>
        <table:table-row table:style-name="ro1">
          <table:table-cell office:value-type="string">
            <text:p>Create and send a message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">
            <office:annotation office:display="true" draw:style-name="gr1" draw:text-style-name="P2" svg:width="2.899cm" svg:height="1.781cm" svg:x="20.363cm" svg:y="0.08cm" draw:caption-point-x="-2.386cm" draw:caption-point-y="0.371cm">
              <dc:date>2008-01-10T00:00:00</dc:date>
              <text:p text:style-name="P1"><text:span text:style-name="T1">the primary concern plus composition mode</text:span></text:p>
            </office:annotation>
            <text:p>2</text:p>
          </table:table-cell>
        </table:table-row>
        <table:table-row table:style-name="ro1">
          <table:table-cell office:value-type="string">
            <text:p>Receive a message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office:value-type="string">
            <text:p>Select for displaying existing messages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office:value-type="string">
            <text:p>Configure composition mod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Manage user defined folder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Number of use case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Total number of scenarios</text:p>
          </table:table-cell>
          <table:table-cell table:formula="oooc:=SUM([.B2:.B6])"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Total lines of specification</text:p>
          </table:table-cell>
          <table:table-cell table:formula="oooc:=SUM([.C2:.C6])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Tangled features with use case</text:p>
          </table:table-cell>
          <table:table-cell table:formula="oooc:=SUM([.D2:.D6])/5" office:value-type="float" office:value="2">
            <text:p>2</text:p>
          </table:table-cell>
          <table:table-cell table:number-columns-repeated="2"/>
        </table:table-row>
      </table:table>
      <table:table table:name="PLUS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string">
            <text:p>Use Case</text:p>
          </table:table-cell>
          <table:table-cell office:value-type="string">
            <text:p>Number of scenarios</text:p>
          </table:table-cell>
          <table:table-cell table:style-name="ce1" office:value-type="string">
            <text:p>Lines of Specification</text:p>
          </table:table-cell>
          <table:table-cell table:style-name="ce1" office:value-type="string">
            <text:p>Concerns</text:p>
          </table:table-cell>
        </table:table-row>
        <table:table-row table:style-name="ro1">
          <table:table-cell office:value-type="string">
            <text:p>Create and send a message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office:value-type="string">
            <text:p>Receive a message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office:value-type="string">
            <text:p>Select for displaying existing messag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office:value-type="string">
            <text:p>Configure composition mode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office:value-type="string">
            <text:p>Manage user defined folders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Number of use cases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Total number of scenarios</text:p>
          </table:table-cell>
          <table:table-cell table:formula="oooc:=SUM([.B2:.B6])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Total lines of specification</text:p>
          </table:table-cell>
          <table:table-cell table:formula="oooc:=SUM([.C2:.C6])"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Tangled features with use case</text:p>
          </table:table-cell>
          <table:table-cell table:formula="oooc:=SUM([.D2:.D6])/5" office:value-type="float" office:value="2">
            <text:p>2</text:p>
          </table:table-cell>
          <table:table-cell table:number-columns-repeated="2"/>
        </table:table-row>
      </table:table>
      <table:table table:name="Crosscutting metric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>
            <text:p>Use Case</text:p>
          </table:table-cell>
          <table:table-cell office:value-type="string">
            <text:p>Number of scenarios</text:p>
          </table:table-cell>
          <table:table-cell office:value-type="string">
            <text:p>Lines of Specification</text:p>
          </table:table-cell>
          <table:table-cell office:value-type="string">
            <text:p>Concerns</text:p>
          </table:table-cell>
        </table:table-row>
        <table:table-row table:style-name="ro1">
          <table:table-cell office:value-type="string">
            <text:p>Create and send a message</text:p>
          </table:table-cell>
          <table:table-cell table:style-name="ce1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ceive a message</text:p>
          </table:table-cell>
          <table:table-cell table:style-name="ce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lect for displaying existing messages</text:p>
          </table:table-cell>
          <table:table-cell table:style-name="ce1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nfigure composition mode</text:p>
          </table:table-cell>
          <table:table-cell table:style-name="ce1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nage user defined folders</text:p>
          </table:table-cell>
          <table:table-cell table:style-name="ce1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ward message</text:p>
          </table:table-cell>
          <table:table-cell table:style-name="ce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ructure data operations</text:p>
          </table:table-cell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Number of use cases</text:p>
          </table:table-cell>
          <table:table-cell office:value-type="float" office:value="7">
            <text:p>7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Total number of scenarios</text:p>
          </table:table-cell>
          <table:table-cell table:formula="oooc:=SUM([.B2:.B8])" office:value-type="float" office:value="23">
            <text:p>23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Total lines of specification</text:p>
          </table:table-cell>
          <table:table-cell table:formula="oooc:=SUM([.C2:.C8])" office:value-type="float" office:value="56">
            <text:p>56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Tangled features in use case</text:p>
          </table:table-cell>
          <table:table-cell table:formula="oooc:=SUM([.D2:.D8])/[.B11]" office:value-type="float" office:value="1">
            <text:p>1</text:p>
          </table:table-cell>
          <table:table-cell table:style-name="Default" table:number-columns-repeated="2"/>
        </table:table-row>
      </table:table>
      <table:table table:name="Sheet5" table:style-name="ta1" table:print="false">
        <office:forms form:automatic-focus="false" form:apply-design-mode="false"/>
        <table:table-column table:style-name="co12" table:default-cell-style-name="Default"/>
        <table:table-column table:style-name="co4" table:number-columns-repeated="6" table:default-cell-style-name="Default"/>
        <table:table-row table:style-name="ro1">
          <table:table-cell/>
          <table:table-cell table:style-name="ce2" office:value-type="string" table:number-columns-spanned="2" table:number-rows-spanned="1">
            <text:p>PLUC</text:p>
          </table:table-cell>
          <table:covered-table-cell/>
          <table:table-cell table:style-name="ce2" office:value-type="string" table:number-columns-spanned="2" table:number-rows-spanned="1">
            <text:p>PLUSS</text:p>
          </table:table-cell>
          <table:covered-table-cell/>
          <table:table-cell table:style-name="ce2" office:value-type="string" table:number-columns-spanned="2" table:number-rows-spanned="1">
            <text:p>Crosscutting</text:p>
          </table:table-cell>
          <table:covered-table-cell/>
        </table:table-row>
        <table:table-row table:style-name="ro1">
          <table:table-cell/>
          <table:table-cell office:value-type="string">
            <text:p>Scenario</text:p>
          </table:table-cell>
          <table:table-cell office:value-type="string">
            <text:p>Steps</text:p>
          </table:table-cell>
          <table:table-cell office:value-type="string">
            <text:p>Scenario</text:p>
          </table:table-cell>
          <table:table-cell office:value-type="string">
            <text:p>Steps</text:p>
          </table:table-cell>
          <table:table-cell office:value-type="string">
            <text:p>Scenario</text:p>
          </table:table-cell>
          <table:table-cell office:value-type="string">
            <text:p>Steps</text:p>
          </table:table-cell>
        </table:table-row>
        <table:table-row table:style-name="ro1">
          <table:table-cell office:value-type="string">
            <text:p>Composition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uctured data operation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older management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ontent typ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ooc:=SUM([.B3:.B6])/4" office:value-type="float" office:value="6.25">
            <text:p>6,25</text:p>
          </table:table-cell>
          <table:table-cell table:formula="oooc:=SUM([.C3:.C6])/4" office:value-type="float" office:value="12">
            <text:p>12</text:p>
          </table:table-cell>
          <table:table-cell table:formula="oooc:=SUM([.D3:.D6])/4" office:value-type="float" office:value="5">
            <text:p>5</text:p>
          </table:table-cell>
          <table:table-cell table:formula="oooc:=SUM([.E3:.E6])/4" office:value-type="float" office:value="11">
            <text:p>11</text:p>
          </table:table-cell>
          <table:table-cell table:formula="oooc:=SUM([.F3:.F6])/4" office:value-type="float" office:value="4.25">
            <text:p>4,25</text:p>
          </table:table-cell>
          <table:table-cell table:formula="oooc:=SUM([.G3:.G6])/4" office:value-type="float" office:value="10.5">
            <text:p>10,5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7"/>
          <table:table-cell>
            <draw:frame table:end-cell-address="Sheet3.K22" table:end-x="1.394cm" table:end-y="0.293cm" draw:z-index="1" draw:style-name="gr2" svg:width="8.008cm" svg:height="7.014cm" svg:x="0.159cm" svg:y="0.053cm">
              <draw:object draw:notify-on-update-of-ranges="Sheet3.D8:Sheet3.E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Sheet3.O22" table:end-x="1.359cm" table:end-y="0.32cm" draw:z-index="3" draw:style-name="gr2" svg:width="8.008cm" svg:height="7.013cm" svg:x="0.125cm" svg:y="0.081cm">
              <draw:object draw:notify-on-update-of-ranges="Sheet3.D12:Sheet3.E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Use cases</text:p>
          </table:table-cell>
          <table:table-cell office:value-type="string">
            <text:p>PLUC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ur approach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Number of scenarios</text:p>
          </table:table-cell>
          <table:table-cell office:value-type="string">
            <text:p>PLUC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ur approach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ines of specification</text:p>
          </table:table-cell>
          <table:table-cell office:value-type="string">
            <text:p>PLUC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Our approach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table:end-cell-address="Sheet3.D32" table:end-x="2.142cm" table:end-y="0.211cm" draw:z-index="0" draw:style-name="gr2" svg:width="7.999cm" svg:height="6.999cm" svg:x="2.232cm" svg:y="0.437cm">
              <draw:object draw:notify-on-update-of-ranges="Sheet3.D8:Sheet3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7"/>
          <table:table-cell>
            <draw:frame table:end-cell-address="Sheet3.K38" table:end-x="1.366cm" table:end-y="0.319cm" draw:z-index="2" draw:style-name="gr2" svg:width="8.008cm" svg:height="7.013cm" svg:x="0.131cm" svg:y="0.08cm">
              <draw:object draw:notify-on-update-of-ranges="Sheet3.D10:Sheet3.E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3">23/01/2008</text:date>, <text:time>09:2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1-10T22:19:38</meta:creation-date>
    <dc:date>2008-01-23T09:22:50</dc:date>
    <dc:language>en-US</dc:language>
    <meta:editing-cycles>24</meta:editing-cycles>
    <meta:editing-duration>PT3H18M28S</meta:editing-duration>
    <meta:user-defined meta:name="Info 1"/>
    <meta:user-defined meta:name="Info 2"/>
    <meta:user-defined meta:name="Info 3"/>
    <meta:user-defined meta:name="Info 4"/>
    <meta:document-statistic meta:table-count="5" meta:cell-count="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3.017cm" svg:y="0.14cm" chart:style-name="ch2">
          <text:p>Main Title</text:p>
        </chart:title>
        <chart:legend chart:legend-position="end" svg:x="6.121cm" svg:y="2.517cm" chart:style-name="ch3"/>
        <chart:plot-area chart:style-name="ch4" table:cell-range-address="Sheet3.$D$8:.$E$13" chart:data-source-has-labels="column" chart:table-number-list="4" svg:x="0.16cm" svg:y="0.936cm" svg:width="5.642cm" svg:height="5.924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PLU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LUC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LUC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.009cm" svg:height="7.015cm" chart:class="chart:bar" chart:style-name="ch1">
        <chart:title svg:x="1.755cm" svg:y="0.14cm" chart:style-name="ch2">
          <text:p>Number of Use Cases</text:p>
        </chart:title>
        <chart:legend chart:legend-position="end" svg:x="6.131cm" svg:y="3.156cm" chart:style-name="ch3"/>
        <chart:plot-area chart:style-name="ch4" table:cell-range-address="Sheet3.$D$8:.$E$9" chart:data-source-has-labels="column" chart:table-number-list="4" svg:x="0.16cm" svg:y="0.936cm" svg:width="5.652cm" svg:height="5.939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PLU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.009cm" svg:height="7.014cm" chart:class="chart:bar" chart:style-name="ch1">
        <chart:title svg:x="1.853cm" svg:y="0.14cm" chart:style-name="ch2">
          <text:p>Number of Scenarios</text:p>
        </chart:title>
        <chart:legend chart:legend-position="end" svg:x="6.131cm" svg:y="3.156cm" chart:style-name="ch3"/>
        <chart:plot-area chart:style-name="ch4" table:cell-range-address="Sheet3.$D$10:.$E$11" chart:data-source-has-labels="column" chart:table-number-list="4" svg:x="0.16cm" svg:y="0.936cm" svg:width="5.652cm" svg:height="5.938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PLUC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three-dimensional="false" chart:deep="false" chart:lines="false" chart:interpolation="none" chart:symbol-type="none" chart:vertical="false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.009cm" svg:height="7.014cm" chart:class="chart:bar" chart:style-name="ch1">
        <chart:title svg:x="1.844cm" svg:y="0.14cm" chart:style-name="ch2">
          <text:p>Lines of Specification</text:p>
        </chart:title>
        <chart:legend chart:legend-position="end" svg:x="6.131cm" svg:y="3.156cm" chart:style-name="ch3"/>
        <chart:plot-area chart:style-name="ch4" table:cell-range-address="Sheet3.$D$12:.$E$13" chart:data-source-has-labels="column" chart:table-number-list="4" svg:x="0.16cm" svg:y="0.936cm" svg:width="5.652cm" svg:height="5.938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PLUC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ur approach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